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1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1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1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1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5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5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1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1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1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2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1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1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1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47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47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53">
      <style:text-properties style:font-name="Abyssinica SIL" style:font-name-asian="Abyssinica SIL" style:font-name-complex="Abyssinica SIL"/>
    </style:style>
    <style:style style:name="ce83" style:family="table-cell" style:parent-style-name="Excel_32_Built-in_32_Normal" style:data-style-name="N38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4" style:family="table-cell" style:parent-style-name="Default" style:data-style-name="N39">
      <style:table-cell-properties fo:background-color="#E2EFDA"/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1">
      <style:table-cell-properties fo:background-color="#E2EFDA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4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47">
      <style:table-cell-properties fo:background-color="transparent"/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1" style:family="table-cell" style:parent-style-name="Default" style:data-style-name="N39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1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8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4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5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6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4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2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2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9" style:family="table-cell" style:parent-style-name="Default" style:data-style-name="N4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0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1" style:family="table-cell" style:parent-style-name="Default" style:data-style-name="N4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2" style:family="table-cell" style:parent-style-name="Default" style:data-style-name="N43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74625cm"/>
    </style:style>
    <style:style style:name="co23" style:family="table-column">
      <style:table-column-properties fo:break-before="auto" style:column-width="2.143125cm" style:use-optimal-column-width="true"/>
    </style:style>
    <style:style style:name="co24" style:family="table-column">
      <style:table-column-properties fo:break-before="auto" style:column-width="0.449791666666667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6.29708333333333cm"/>
    </style:style>
    <style:style style:name="co27" style:family="table-column">
      <style:table-column-properties fo:break-before="auto" style:column-width="2.27541666666667cm"/>
    </style:style>
    <style:style style:name="co28" style:family="table-column">
      <style:table-column-properties fo:break-before="auto" style:column-width="2.51354166666667cm"/>
    </style:style>
    <style:style style:name="co29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0" table:formula="of:=['004_Kira'.G22]" table:style-name="ce20">
            <text:p>250.000,00</text:p>
          </table:table-cell>
          <table:table-cell table:number-columns-repeated="2" table:style-name="ce3"/>
          <table:table-cell office:value-type="float" office:value="135500" table:formula="of:=[.D8]*[.A9]" table:style-name="ce3">
            <text:p>135.500,00</text:p>
          </table:table-cell>
          <table:table-cell office:value-type="float" office:value="31250" table:formula="of:=[.E8]*[.A9]" table:style-name="ce3">
            <text:p>31.250,00</text:p>
          </table:table-cell>
          <table:table-cell office:value-type="float" office:value="83250" table:formula="of:=[.F8]*[.A9]" table:style-name="ce23">
            <text:p>83.2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166666.66666666666" table:formula="of:=['004_Kira'.G13]*2/3" table:style-name="ce27">
            <text:p>166.666,67</text:p>
          </table:table-cell>
          <table:table-cell table:style-name="ce28"/>
          <table:table-cell table:style-name="ce3"/>
          <table:table-cell office:value-type="float" office:value="90333.333333333328" table:formula="of:=[.D12]*[.A13]" table:style-name="ce18">
            <text:p>90.333,33</text:p>
          </table:table-cell>
          <table:table-cell office:value-type="float" office:value="20833.333333333332" table:formula="of:=[.E12]*[.A13]" table:style-name="ce18">
            <text:p>20.833,33</text:p>
          </table:table-cell>
          <table:table-cell office:value-type="float" office:value="55500" table:formula="of:=[.F12]*[.A13]" table:style-name="ce19">
            <text:p>55.5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83333.333333333328" table:formula="of:=['004_Kira'.G13]*1/3" table:style-name="ce27">
            <text:p>83.333,33</text:p>
          </table:table-cell>
          <table:table-cell table:style-name="ce28"/>
          <table:table-cell table:style-name="ce3"/>
          <table:table-cell office:value-type="float" office:value="27083.333333333332" table:formula="of:=[.D14]*[.A15]" table:style-name="ce18">
            <text:p>27.083,33</text:p>
          </table:table-cell>
          <table:table-cell office:value-type="float" office:value="6249.9999999999991" table:formula="of:=[.E14]*[.A15]" table:style-name="ce18">
            <text:p>6.250,00</text:p>
          </table:table-cell>
          <table:table-cell office:value-type="float" office:value="49999.999999999993" table:formula="of:=[.F14]*[.A15]" table:style-name="ce19">
            <text:p>50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52916.66666666666" table:formula="of:=[.D9]+[.D11]+[.D13]+[.D15]" table:style-name="ce18">
            <text:p>252.916,67</text:p>
          </table:table-cell>
          <table:table-cell office:value-type="float" office:value="58333.333333333328" table:formula="of:=[.E9]+[.E11]+[.E13]+[.E15]" table:style-name="ce18">
            <text:p>58.333,33</text:p>
          </table:table-cell>
          <table:table-cell office:value-type="float" office:value="188750" table:formula="of:=[.F9]+[.F11]+[.F13]+[.F15]" table:style-name="ce18">
            <text:p>188.7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7]+[.A17]" table:style-name="ce17">
            <text:p>500.000,00</text:p>
          </table:table-cell>
          <table:table-cell office:value-type="percentage" office:value="0" table:formula="of:=[.B20]/[.$A$20]" table:style-name="ce29">
            <text:p>0,00%</text:p>
          </table:table-cell>
          <table:table-cell office:value-type="percentage" office:value="0" table:formula="of:=[.C20]/[.$A$20]" table:style-name="ce30">
            <text:p>0,00%</text:p>
          </table:table-cell>
          <table:table-cell office:value-type="percentage" office:value="0.50583333333333336" table:formula="of:=[.D20]/[.$A$20]" table:style-name="ce30">
            <text:p>50,58%</text:p>
          </table:table-cell>
          <table:table-cell office:value-type="percentage" office:value="0.11666666666666665" table:formula="of:=[.E20]/[.$A$20]" table:style-name="ce30">
            <text:p>11,67%</text:p>
          </table:table-cell>
          <table:table-cell office:value-type="percentage" office:value="0.3775" table:formula="of:=[.F20]/[.$A$20]" table:style-name="ce31">
            <text:p>37,75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SUM([.B20:.F20])" table:style-name="ce34">
            <text:p>500.00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252916.66666666666" table:formula="of:=[.D11]+[.D13]+[.D9]+[.D7]+[.D15]" table:style-name="ce35">
            <text:p>252.916,67</text:p>
          </table:table-cell>
          <table:table-cell office:value-type="float" office:value="58333.333333333328" table:formula="of:=[.E11]+[.E13]+[.E9]+[.E7]+[.E15]" table:style-name="ce35">
            <text:p>58.333,33</text:p>
          </table:table-cell>
          <table:table-cell office:value-type="float" office:value="188750" table:formula="of:=[.F16]" table:style-name="ce35">
            <text:p>188.7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250000" table:formula="of:=SUM([.F17:.F19])" table:style-name="ce48">
            <text:p>250.000,00</text:p>
          </table:table-cell>
          <table:table-cell office:value-type="float" office:value="250000" table:formula="of:=SUM([.G16:.G19])" table:style-name="ce48">
            <text:p>250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2" table:style-name="ce42"/>
          <table:table-cell office:value-type="float" office:value="175000" table:style-name="ce42">
            <text:p>175000</text:p>
          </table:table-cell>
          <table:table-cell office:value-type="float" office:value="175000" table:style-name="ce55">
            <text:p>175.000,00</text:p>
          </table:table-cell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250000" table:formula="of:=SUM([.F25:.F30])" table:style-name="ce48">
            <text:p>250.000,00</text:p>
          </table:table-cell>
          <table:table-cell office:value-type="float" office:value="250000" table:formula="of:=SUM([.G25:.G30])" table:style-name="ce61">
            <text:p>250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office:value-type="float" office:value="175000" table:style-name="ce59">
            <text:p>175.000,00</text:p>
          </table:table-cell>
          <table:table-cell office:value-type="float" office:value="175000" table:style-name="ce59">
            <text:p>175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71"/>
        <table:table-column table:style-name="co17" table:default-cell-style-name="ce72"/>
        <table:table-column table:style-name="co8" table:default-cell-style-name="ce42"/>
        <table:table-column table:style-name="co18" table:default-cell-style-name="ce73"/>
        <table:table-column table:style-name="co19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APA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692979.77194311889" table:formula="of:=SUM([.F12:.F60])" table:style-name="ce79">
            <text:p>692.979,77<text:s/></text:p>
          </table:table-cell>
          <table:table-cell office:value-type="float" office:value="550000" table:formula="of:=SUM([.G6:.G60])" table:style-name="ce79">
            <text:p>550.000,00<text:s/></text:p>
          </table:table-cell>
          <table:table-cell office:value-type="float" office:value="142979.77194311889" table:formula="of:=[.F3]-[.G3]" table:style-name="ce64">
            <text:p>142.979,77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142979.77194311883" table:formula="of:=[.H9]+[.F8]-[.G8]" table:style-name="ce88">
            <text:p>142.979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142979.77194311883" table:formula="of:=[.H10]+[.F9]-[.G9]" table:style-name="ce88">
            <text:p>142.979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43"/>
          <table:table-cell office:value-type="float" office:value="142979.77194311883" table:formula="of:=[.H11]+[.F10]-[.G10]" table:style-name="ce88">
            <text:p>142.979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office:value-type="float" office:value="350000" table:style-name="ce43">
            <text:p>350.000,00</text:p>
          </table:table-cell>
          <table:table-cell office:value-type="float" office:value="142979.77194311883" table:formula="of:=[.H12]+[.F11]-[.G11]" table:style-name="ce88">
            <text:p>142.979,77</text:p>
          </table:table-cell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492979.77194311883" table:formula="of:=[.H13]+[.F12]-[.G12]" table:style-name="ce88">
            <text:p>492.979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492979.77194311883" table:formula="of:=[.H14]+[.F13]-[.G13]" table:style-name="ce88">
            <text:p>492.979,77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2 asgari ücret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492979.77194311883" table:formula="of:=[.H15]+[.F14]-[.G14]" table:style-name="ce88">
            <text:p>492.979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53"/>
          <table:table-cell table:style-name="ce71"/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492979.77194311883" table:formula="of:=[.H16]+[.F15]-[.G15]" table:style-name="ce88">
            <text:p>492.979,7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82">
            <text:p>30.10.2024</text:p>
          </table:table-cell>
          <table:table-cell office:value-type="string" table:style-name="ce53">
            <text:p>2024-25 kira temmuz-ekim 4 ay tüfe farkı</text:p>
          </table:table-cell>
          <table:table-cell table:style-name="ce84"/>
          <table:table-cell table:style-name="ce85"/>
          <table:table-cell table:style-name="ce86"/>
          <table:table-cell office:value-type="float" office:value="86666.666666666672" table:formula="of:=[.F17]*([.D17]/12*4)" table:style-name="ce87">
            <text:p>86.666,67<text:s/></text:p>
          </table:table-cell>
          <table:table-cell table:style-name="ce43"/>
          <table:table-cell office:value-type="float" office:value="492979.77194311883" table:formula="of:=[.H17]+[.F16]-[.G16]" table:style-name="ce88">
            <text:p>492.979,77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82">
            <text:p>30.06.2024</text:p>
          </table:table-cell>
          <table:table-cell office:value-type="string" table:style-name="ce53">
            <text:p>2024-25 kira temmuz-ekim 4 ay</text:p>
          </table:table-cell>
          <table:table-cell office:value-type="string" table:style-name="ce71">
            <text:p>12 ay</text:p>
          </table:table-cell>
          <table:table-cell office:value-type="percentage" office:value="0.65" table:style-name="ce72">
            <text:p>65,00%</text:p>
          </table:table-cell>
          <table:table-cell table:style-name="ce42"/>
          <table:table-cell office:value-type="float" office:value="400000" table:style-name="ce73">
            <text:p>400.000,00<text:s/></text:p>
          </table:table-cell>
          <table:table-cell table:style-name="ce43"/>
          <table:table-cell office:value-type="float" office:value="406313.10527645214" table:formula="of:=[.H18]+[.F17]-[.G17]" table:style-name="ce88">
            <text:p>406.313,11</text:p>
          </table:table-cell>
          <table:table-cell table:number-columns-repeated="16376"/>
        </table:table-row>
        <table:table-row table:style-name="ro4">
          <table:table-cell office:value-type="date" office:date-value="2024-10-08T00:00:00" table:style-name="ce82">
            <text:p>8.10.2024</text:p>
          </table:table-cell>
          <table:table-cell office:value-type="string" table:style-name="ce53">
            <text:p>banka ödemesi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150000" table:style-name="ce43">
            <text:p>150.000,00</text:p>
          </table:table-cell>
          <table:table-cell office:value-type="float" office:value="6313.1052764521737" table:formula="of:=[.H19]+[.F18]-[.G18]" table:style-name="ce88">
            <text:p>6.313,11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table:style-name="ce4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156313.10527645217" table:formula="of:=[.H20]+[.F19]-[.G19]" table:style-name="ce88">
            <text:p>156.313,11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table:style-name="ce4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155683.58527645218" table:formula="of:=[.H21]+[.F20]-[.G20]" table:style-name="ce88">
            <text:p>155.683,59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table:style-name="ce4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155483.58527645218" table:formula="of:=[.H22]+[.F21]-[.G21]" table:style-name="ce88">
            <text:p>155.483,59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table:style-name="ce4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155090.13527645217" table:formula="of:=[.H23]+[.F22]-[.G22]" table:style-name="ce43">
            <text:p>155.090,14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table:style-name="ce4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154090.13527645217" table:formula="of:=[.H24]+[.F23]-[.G23]" table:style-name="ce43">
            <text:p>154.090,14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table:style-name="ce4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154037.63527645217" table:formula="of:=[.H25]+[.F24]-[.G24]" table:style-name="ce43">
            <text:p>154.037,64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table:style-name="ce4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153881.61527645218" table:formula="of:=[.H26]+[.F25]-[.G25]" table:style-name="ce43">
            <text:p>153.881,62</text:p>
          </table:table-cell>
          <table:table-cell table:number-columns-repeated="16376"/>
        </table:table-row>
        <table:table-row table:style-name="ro4">
          <table:table-cell table:style-name="ce82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table:style-name="ce4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153794.61527645218" table:formula="of:=[.H27]+[.F26]-[.G26]" table:style-name="ce43">
            <text:p>153.794,62</text:p>
          </table:table-cell>
          <table:table-cell table:number-columns-repeated="16376"/>
        </table:table-row>
        <table:table-row table:style-name="ro4">
          <table:table-cell office:value-type="date" office:date-value="2024-08-03T00:00:00" table:style-name="ce82">
            <text:p>3.08.2024</text:p>
          </table:table-cell>
          <table:table-cell office:value-type="string" table:style-name="ce42">
            <text:p>bakiye tüfe farkı</text:p>
          </table:table-cell>
          <table:table-cell office:value-type="float" office:value="2394.1" table:style-name="ce71">
            <text:p>2394,10<text:s/></text:p>
          </table:table-cell>
          <table:table-cell office:value-type="percentage" office:value="0.77132118467878574" table:formula="of:=([.C27]/[.C30])-1" table:style-name="ce72">
            <text:p>77,13%</text:p>
          </table:table-cell>
          <table:table-cell office:value-type="float" office:value="186329.76527645218" table:formula="of:=[.F29]+[.F27]" table:style-name="ce42">
            <text:p>186329,7653</text:p>
          </table:table-cell>
          <table:table-cell office:value-type="float" office:value="66329.765276452177" table:formula="of:=[.H28]*[.D27]" table:style-name="ce73">
            <text:p>66.329,77<text:s/></text:p>
          </table:table-cell>
          <table:table-cell table:style-name="ce55"/>
          <table:table-cell office:value-type="float" office:value="152324.76527645218" table:formula="of:=[.H28]+[.F27]-[.G27]" table:style-name="ce43">
            <text:p>152.324,77</text:p>
          </table:table-cell>
          <table:table-cell table:number-columns-repeated="16376"/>
        </table:table-row>
        <table:table-row table:style-name="ro4">
          <table:table-cell table:style-name="ce82"/>
          <table:table-cell table:style-name="ce42"/>
          <table:table-cell table:style-name="ce71"/>
          <table:table-cell table:style-name="ce72"/>
          <table:table-cell table:style-name="ce42"/>
          <table:table-cell table:style-name="ce73"/>
          <table:table-cell office:value-type="float" office:value="50000" table:style-name="ce55">
            <text:p>50.000,00</text:p>
          </table:table-cell>
          <table:table-cell office:value-type="float" office:value="85995" table:formula="of:=[.H29]+[.F28]-[.G28]" table:style-name="ce43">
            <text:p>85.995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88">
            <text:p>2023-2024 Kira 1/12 Temmuz</text:p>
          </table:table-cell>
          <table:table-cell table:style-name="ce84"/>
          <table:table-cell table:style-name="ce85"/>
          <table:table-cell table:style-name="ce86"/>
          <table:table-cell office:value-type="float" office:value="120000" table:style-name="ce87">
            <text:p>120.000,00<text:s/></text:p>
          </table:table-cell>
          <table:table-cell table:style-name="ce43"/>
          <table:table-cell office:value-type="float" office:value="135995" table:formula="of:=[.H30]+[.F29]-[.G29]" table:style-name="ce43">
            <text:p>13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71">
            <text:p>1351,59<text:s/></text:p>
          </table:table-cell>
          <table:table-cell office:value-type="percentage" office:value="0.59950000000000003" table:style-name="ce72">
            <text:p>59,95%</text:p>
          </table:table-cell>
          <table:table-cell office:value-type="float" office:value="15995" table:formula="of:=[.F32]+[.F30]" table:style-name="ce42">
            <text:p>15995</text:p>
          </table:table-cell>
          <table:table-cell office:value-type="float" office:value="5995" table:formula="of:=[.H31]*[.D30]" table:style-name="ce73">
            <text:p>5.995,00<text:s/></text:p>
          </table:table-cell>
          <table:table-cell table:style-name="ce43"/>
          <table:table-cell office:value-type="float" office:value="15995" table:formula="of:=[.H31]+[.F30]-[.G30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2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71">
            <text:p>977,90<text:s/></text:p>
          </table:table-cell>
          <table:table-cell table:style-name="ce72"/>
          <table:table-cell table:style-name="ce42"/>
          <table:table-cell table:style-name="ce73"/>
          <table:table-cell table:style-name="ce43"/>
          <table:table-cell office:value-type="float" office:value="10000" table:formula="of:=[.H32]+[.F31]-[.G31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2">
            <text:p>30.06.20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table:style-name="ce4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formula="of:=[.F32]" table:style-name="ce43">
            <text:p>10.000,00</text:p>
          </table:table-cell>
          <table:table-cell table:number-columns-repeated="16376"/>
        </table:table-row>
        <table:table-row table:number-rows-repeated="1048544" table:style-name="ro4">
          <table:table-cell table:number-columns-repeated="16384"/>
        </table:table-row>
      </table:table>
      <table:table table:name="LS" table:style-name="ta3">
        <table:table-column table:style-name="co21" table:default-cell-style-name="ce69"/>
        <table:table-column table:style-name="co14" table:default-cell-style-name="ce42"/>
        <table:table-column table:style-name="co17" table:default-cell-style-name="ce71"/>
        <table:table-column table:style-name="co12" table:default-cell-style-name="ce72"/>
        <table:table-column table:style-name="co22" table:default-cell-style-name="ce42"/>
        <table:table-column table:style-name="co23" table:default-cell-style-name="ce73"/>
        <table:table-column table:style-name="co23" table:default-cell-style-name="ce43"/>
        <table:table-column table:style-name="co20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4])" table:style-name="ce79">
            <text:p>801.130,80<text:s/></text:p>
          </table:table-cell>
          <table:table-cell office:value-type="float" office:value="149188" table:formula="of:=SUM([.G8:.G54])" table:style-name="ce79">
            <text:p>149.188,00<text:s/></text:p>
          </table:table-cell>
          <table:table-cell office:value-type="float" office:value="651942.79581015161" table:formula="of:=[.F3]-[.G3]" table:style-name="ce64">
            <text:p>651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0">
            <text:p>Tüfe endeks<text:s/></text:p>
          </table:table-cell>
          <table:table-cell office:value-type="string" table:style-name="ce81">
            <text:p>Tüfe %</text:p>
          </table:table-cell>
          <table:table-cell office:value-type="string" table:style-name="ce90">
            <text:p><text:s/>Bedel</text:p>
          </table:table-cell>
          <table:table-cell office:value-type="string" table:style-name="ce91">
            <text:p>bedel</text:p>
          </table:table-cell>
          <table:table-cell office:value-type="string" table:style-name="ce92">
            <text:p>Ödeme</text:p>
          </table:table-cell>
          <table:table-cell office:value-type="string" table:style-name="ce92">
            <text:p>Bakiye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94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7]+[.F6]-[.G6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8]+[.F7]-[.G7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table:style-name="ce97"/>
          <table:table-cell table:style-name="ce98"/>
          <table:table-cell office:value-type="float" office:value="651942.79581015185" table:formula="of:=[.H9]+[.F8]-[.G8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93">
            <text:p>30.01.25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9]/[.C11])-1" table:style-name="ce96">
            <text:p>0,00%</text:p>
          </table:table-cell>
          <table:table-cell table:style-name="ce94"/>
          <table:table-cell office:value-type="float" office:value="0" table:formula="of:=[.H10]*[.D9]" table:style-name="ce97">
            <text:p>0,00<text:s/></text:p>
          </table:table-cell>
          <table:table-cell table:style-name="ce98"/>
          <table:table-cell office:value-type="float" office:value="651942.79581015185" table:formula="of:=[.H10]+[.F9]-[.G9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1]+[.F10]-[.G10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93">
            <text:p>30.12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1]/[.C13])-1" table:style-name="ce96">
            <text:p>0,00%</text:p>
          </table:table-cell>
          <table:table-cell table:style-name="ce94"/>
          <table:table-cell office:value-type="float" office:value="0" table:formula="of:=[.H12]*[.D11]" table:style-name="ce97">
            <text:p>0,00<text:s/></text:p>
          </table:table-cell>
          <table:table-cell table:style-name="ce98"/>
          <table:table-cell office:value-type="float" office:value="651942.79581015185" table:formula="of:=[.H12]+[.F11]-[.G11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style-name="ce94"/>
          <table:table-cell office:value-type="float" office:value="0" table:style-name="ce97">
            <text:p>0,00<text:s/></text:p>
          </table:table-cell>
          <table:table-cell table:style-name="ce98"/>
          <table:table-cell office:value-type="float" office:value="651942.79581015185" table:formula="of:=[.H13]+[.F12]-[.G12]" table:style-name="ce98">
            <text:p>651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93">
            <text:p>30.11.24</text:p>
          </table:table-cell>
          <table:table-cell table:style-name="ce53"/>
          <table:table-cell office:value-type="float" office:value="2600" table:style-name="ce95">
            <text:p>2600,00<text:s/></text:p>
          </table:table-cell>
          <table:table-cell office:value-type="percentage" office:value="0" table:formula="of:=([.C13]/[.C16])-1" table:style-name="ce96">
            <text:p>0,00%</text:p>
          </table:table-cell>
          <table:table-cell table:style-name="ce99"/>
          <table:table-cell office:value-type="float" office:value="0" table:formula="of:=[.H14]*[.D13]" table:style-name="ce97">
            <text:p>0,00<text:s/></text:p>
          </table:table-cell>
          <table:table-cell table:style-name="ce98"/>
          <table:table-cell office:value-type="float" office:value="651942.79581015185" table:formula="of:=[.H14]+[.F13]-[.G13]" table:style-name="ce98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100">
            <text:p>2024-2025 kira bedeli = 34 +35+(10*36) = 429000</text:p>
          </table:table-cell>
          <table:table-cell table:style-name="ce101"/>
          <table:table-cell table:style-name="ce102"/>
          <table:table-cell table:style-name="ce103"/>
          <table:table-cell office:value-type="float" office:value="360030.12094218878" table:formula="of:=[.F15]*10" table:style-name="ce104">
            <text:p>360.030,12<text:s/></text:p>
          </table:table-cell>
          <table:table-cell table:style-name="ce105"/>
          <table:table-cell office:value-type="float" office:value="651942.79581015185" table:formula="of:=[.H15]+[.F14]-[.G14]" table:style-name="ce105">
            <text:p>651.942,80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Kira 10/12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6003.012094218881" table:formula="of:=34000*[.D16]+[.F17]" table:style-name="ce97">
            <text:p>36.003,01<text:s/></text:p>
          </table:table-cell>
          <table:table-cell table:style-name="ce98"/>
          <table:table-cell office:value-type="float" office:value="291912.67486796301" table:formula="of:=[.H16]+[.F15]-[.G15]" table:style-name="ce98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93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95">
            <text:p>2600,00<text:s/></text:p>
          </table:table-cell>
          <table:table-cell office:value-type="percentage" office:value="2.923013585837797E-2" table:formula="of:=([.C16]/[.C18])-1" table:style-name="ce96">
            <text:p>2,92%</text:p>
          </table:table-cell>
          <table:table-cell office:value-type="float" office:value="1023.323306186669" table:formula="of:=[.F17]*[.D16]" table:style-name="ce99">
            <text:p>1.023,32</text:p>
          </table:table-cell>
          <table:table-cell office:value-type="float" office:value="7267.8344227743419" table:formula="of:=[.H17]*[.D16]" table:style-name="ce97">
            <text:p>7.267,83<text:s/></text:p>
          </table:table-cell>
          <table:table-cell table:style-name="ce98"/>
          <table:table-cell office:value-type="float" office:value="255909.66277374412" table:formula="of:=[.H17]+[.F16]-[.G16]" table:style-name="ce98">
            <text:p>255.909,6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2/12 Ekim<text:s/></text:p>
          </table:table-cell>
          <table:table-cell table:style-name="ce95"/>
          <table:table-cell table:style-name="ce96"/>
          <table:table-cell table:style-name="ce94"/>
          <table:table-cell office:value-type="float" office:value="35009.187475034028" table:formula="of:=34000*[.D18]+[.F19]" table:style-name="ce97">
            <text:p>35.009,19<text:s/></text:p>
          </table:table-cell>
          <table:table-cell table:style-name="ce98"/>
          <table:table-cell office:value-type="float" office:value="248641.82835096976" table:formula="of:=[.H18]+[.F17]-[.G17]" table:style-name="ce98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93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95">
            <text:p>2526,16<text:s/></text:p>
          </table:table-cell>
          <table:table-cell office:value-type="percentage" office:value="2.9681984559824404E-2" table:formula="of:=([.C18]/[.C20])-1" table:style-name="ce96">
            <text:p>2,97%</text:p>
          </table:table-cell>
          <table:table-cell office:value-type="float" office:value="1009.1874750340297" table:formula="of:=[.F19]*[.D18]" table:style-name="ce99">
            <text:p>1.009,19</text:p>
          </table:table-cell>
          <table:table-cell office:value-type="float" office:value="6158.2516184982569" table:formula="of:=[.H19]*[.D18]" table:style-name="ce97">
            <text:p>6.158,25<text:s/></text:p>
          </table:table-cell>
          <table:table-cell table:style-name="ce98"/>
          <table:table-cell office:value-type="float" office:value="213632.64087593573" table:formula="of:=[.H19]+[.F18]-[.G18]" table:style-name="ce98">
            <text:p>213.632,6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95"/>
          <table:table-cell table:style-name="ce96"/>
          <table:table-cell table:style-name="ce94"/>
          <table:table-cell office:value-type="float" office:value="34000" table:style-name="ce97">
            <text:p>34.000,00<text:s/></text:p>
          </table:table-cell>
          <table:table-cell table:style-name="ce98"/>
          <table:table-cell office:value-type="float" office:value="207474.38925743746" table:formula="of:=[.H20]+[.F19]-[.G19]" table:style-name="ce98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93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95">
            <text:p>2453,34<text:s/></text:p>
          </table:table-cell>
          <table:table-cell office:value-type="percentage" office:value="2.4744162733386421E-2" table:formula="of:=([.C20]/[.C22])-1" table:style-name="ce96">
            <text:p>2,47%</text:p>
          </table:table-cell>
          <table:table-cell office:value-type="float" office:value="733.93586114191703" table:formula="of:=[.F21]*[.D20]" table:style-name="ce99">
            <text:p>733,94</text:p>
          </table:table-cell>
          <table:table-cell office:value-type="float" office:value="4188.8294405221732" table:formula="of:=[.H21]*[.D20]" table:style-name="ce97">
            <text:p>4.188,83<text:s/></text:p>
          </table:table-cell>
          <table:table-cell table:style-name="ce98"/>
          <table:table-cell office:value-type="float" office:value="173474.38925743746" table:formula="of:=[.H21]+[.F20]-[.G20]" table:style-name="ce98">
            <text:p>173.474,3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2/12 Ağustos</text:p>
          </table:table-cell>
          <table:table-cell table:style-name="ce95"/>
          <table:table-cell table:style-name="ce96"/>
          <table:table-cell table:style-name="ce94"/>
          <table:table-cell office:value-type="float" office:value="29660.969702225706" table:formula="of:=[.F23]+[.E22]" table:style-name="ce97">
            <text:p>29.660,97<text:s/></text:p>
          </table:table-cell>
          <table:table-cell table:style-name="ce98"/>
          <table:table-cell office:value-type="float" office:value="169285.55981691528" table:formula="of:=[.H22]+[.F21]-[.G21]" table:style-name="ce98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93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95">
            <text:p>2394,10<text:s/></text:p>
          </table:table-cell>
          <table:table-cell office:value-type="percentage" office:value="3.2255560969089547E-2" table:formula="of:=([.C22]/[.C24])-1" table:style-name="ce96">
            <text:p>3,23%</text:p>
          </table:table-cell>
          <table:table-cell office:value-type="float" office:value="926.83561397748485" table:formula="of:=[.F23]*[.D22]" table:style-name="ce99">
            <text:p>926,84</text:p>
          </table:table-cell>
          <table:table-cell office:value-type="float" office:value="4362.9403894907846" table:formula="of:=[.H23]*[.D22]" table:style-name="ce97">
            <text:p>4.362,94<text:s/></text:p>
          </table:table-cell>
          <table:table-cell table:style-name="ce98"/>
          <table:table-cell office:value-type="float" office:value="139624.59011468958" table:formula="of:=[.H23]+[.F22]-[.G22]" table:style-name="ce98">
            <text:p>139.62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1/12 Temmuz</text:p>
          </table:table-cell>
          <table:table-cell table:style-name="ce95"/>
          <table:table-cell table:style-name="ce96"/>
          <table:table-cell table:style-name="ce94"/>
          <table:table-cell office:value-type="float" office:value="28734.134088248222" table:formula="of:=[.F25]+[.E24]" table:style-name="ce97">
            <text:p>28.734,13<text:s/></text:p>
          </table:table-cell>
          <table:table-cell table:style-name="ce98"/>
          <table:table-cell office:value-type="float" office:value="135261.6497251988" table:formula="of:=[.H24]+[.F23]-[.G23]" table:style-name="ce98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93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95">
            <text:p>2319,29<text:s/></text:p>
          </table:table-cell>
          <table:table-cell office:value-type="percentage" office:value="1.6407739334312055E-2" table:formula="of:=([.C24]/[.C26])-1" table:style-name="ce96">
            <text:p>1,64%</text:p>
          </table:table-cell>
          <table:table-cell office:value-type="float" office:value="463.85142878381413" table:formula="of:=[.F25]*[.D24]" table:style-name="ce99">
            <text:p>463,85</text:p>
          </table:table-cell>
          <table:table-cell office:value-type="float" office:value="1719.6599758751279" table:formula="of:=[.H25]*[.D24]" table:style-name="ce97">
            <text:p>1.719,66<text:s/></text:p>
          </table:table-cell>
          <table:table-cell table:style-name="ce98"/>
          <table:table-cell office:value-type="float" office:value="106527.51563695057" table:formula="of:=[.H25]+[.F24]-[.G24]" table:style-name="ce98">
            <text:p>106.527,5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10/12 Haziran</text:p>
          </table:table-cell>
          <table:table-cell table:style-name="ce95"/>
          <table:table-cell table:style-name="ce96"/>
          <table:table-cell table:style-name="ce94"/>
          <table:table-cell office:value-type="float" office:value="28270.282659464407" table:formula="of:=[.F27]+[.E26]" table:style-name="ce97">
            <text:p>28.270,28<text:s/></text:p>
          </table:table-cell>
          <table:table-cell table:style-name="ce98"/>
          <table:table-cell office:value-type="float" office:value="104807.85566107545" table:formula="of:=[.H26]+[.F25]-[.G25]" table:style-name="ce98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93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95">
            <text:p>2281,85<text:s/></text:p>
          </table:table-cell>
          <table:table-cell office:value-type="percentage" office:value="3.3680634201585402E-2" table:formula="of:=([.C26]/[.C28])-1" table:style-name="ce96">
            <text:p>3,37%</text:p>
          </table:table-cell>
          <table:table-cell office:value-type="float" office:value="921.13658467084713" table:formula="of:=[.F27]*[.D26]" table:style-name="ce99">
            <text:p>921,14</text:p>
          </table:table-cell>
          <table:table-cell office:value-type="float" office:value="2493.8398898568107" table:formula="of:=[.H27]*[.D26]" table:style-name="ce97">
            <text:p>2.493,84<text:s/></text:p>
          </table:table-cell>
          <table:table-cell table:style-name="ce98"/>
          <table:table-cell office:value-type="float" office:value="76537.573001611032" table:formula="of:=[.H27]+[.F26]-[.G26]" table:style-name="ce98">
            <text:p>76.537,5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9/12 Mayıs</text:p>
          </table:table-cell>
          <table:table-cell table:style-name="ce95"/>
          <table:table-cell table:style-name="ce96"/>
          <table:table-cell table:style-name="ce94"/>
          <table:table-cell office:value-type="float" office:value="27349.14607479356" table:formula="of:=[.F29]+[.E28]" table:style-name="ce97">
            <text:p>27.349,15<text:s/></text:p>
          </table:table-cell>
          <table:table-cell table:style-name="ce98"/>
          <table:table-cell office:value-type="float" office:value="74043.73311175422" table:formula="of:=[.H28]+[.F27]-[.G27]" table:style-name="ce98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3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95">
            <text:p>2207,50<text:s/></text:p>
          </table:table-cell>
          <table:table-cell office:value-type="percentage" office:value="3.1797594731405532E-2" table:formula="of:=([.C28]/[.C30])-1" table:style-name="ce96">
            <text:p>3,18%</text:p>
          </table:table-cell>
          <table:table-cell office:value-type="float" office:value="842.83687767529375" table:formula="of:=[.F29]*[.D28]" table:style-name="ce99">
            <text:p>842,84</text:p>
          </table:table-cell>
          <table:table-cell office:value-type="float" office:value="1439.0182360699625" table:formula="of:=[.H29]*[.D28]" table:style-name="ce97">
            <text:p>1.439,02<text:s/></text:p>
          </table:table-cell>
          <table:table-cell table:style-name="ce98"/>
          <table:table-cell office:value-type="float" office:value="46694.587036960656" table:formula="of:=[.H29]+[.F28]-[.G28]" table:style-name="ce98">
            <text:p>46.694,5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8/12 Nisan</text:p>
          </table:table-cell>
          <table:table-cell table:style-name="ce95"/>
          <table:table-cell table:style-name="ce96"/>
          <table:table-cell table:style-name="ce94"/>
          <table:table-cell office:value-type="float" office:value="26506.309197118266" table:formula="of:=[.F31]+[.E30]" table:style-name="ce97">
            <text:p>26.506,31<text:s/></text:p>
          </table:table-cell>
          <table:table-cell table:style-name="ce98"/>
          <table:table-cell office:value-type="float" office:value="45255.568800890695" table:formula="of:=[.H30]+[.F29]-[.G29]" table:style-name="ce98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3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95">
            <text:p>2139,47<text:s/></text:p>
          </table:table-cell>
          <table:table-cell office:value-type="percentage" office:value="3.1626709356375349E-2" table:formula="of:=([.C30]/[.C32])-1" table:style-name="ce96">
            <text:p>3,16%</text:p>
          </table:table-cell>
          <table:table-cell office:value-type="float" office:value="812.60724396181286" table:formula="of:=[.F31]*[.D30]" table:style-name="ce99">
            <text:p>812,61</text:p>
          </table:table-cell>
          <table:table-cell office:value-type="float" office:value="574.79840213297132" table:formula="of:=[.H31]*[.D30]" table:style-name="ce97">
            <text:p>574,80<text:s/></text:p>
          </table:table-cell>
          <table:table-cell table:style-name="ce98"/>
          <table:table-cell office:value-type="float" office:value="18749.259603772429" table:formula="of:=[.H31]+[.F30]-[.G30]" table:style-name="ce98">
            <text:p>18.749,26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7/12 Mart</text:p>
          </table:table-cell>
          <table:table-cell table:style-name="ce95"/>
          <table:table-cell table:style-name="ce96"/>
          <table:table-cell table:style-name="ce94"/>
          <table:table-cell office:value-type="float" office:value="25693.701953156455" table:formula="of:=[.F33]+[.E32]" table:style-name="ce97">
            <text:p>25.693,70<text:s/></text:p>
          </table:table-cell>
          <table:table-cell table:style-name="ce98"/>
          <table:table-cell office:value-type="float" office:value="18174.461201639457" table:formula="of:=[.H32]+[.F31]-[.G31]" table:style-name="ce98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3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95">
            <text:p>2073,88<text:s/></text:p>
          </table:table-cell>
          <table:table-cell office:value-type="percentage" office:value="4.5291882138285056E-2" table:formula="of:=([.C32]/[.C34])-1" table:style-name="ce96">
            <text:p>4,53%</text:p>
          </table:table-cell>
          <table:table-cell office:value-type="float" office:value="1113.2929858577386" table:formula="of:=[.F33]*[.D32]" table:style-name="ce99">
            <text:p>1.113,29</text:p>
          </table:table-cell>
          <table:table-cell office:value-type="float" office:value="-325.80427697423175" table:formula="of:=[.H33]*[.D32]" table:style-name="ce97">
            <text:p>-325,80<text:s/></text:p>
          </table:table-cell>
          <table:table-cell table:style-name="ce98"/>
          <table:table-cell office:value-type="float" office:value="-7519.240751516998" table:formula="of:=[.H33]+[.F32]-[.G32]" table:style-name="ce98">
            <text:p>-7.519,24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6/12 Şubat</text:p>
          </table:table-cell>
          <table:table-cell table:style-name="ce95"/>
          <table:table-cell table:style-name="ce96"/>
          <table:table-cell table:style-name="ce94"/>
          <table:table-cell office:value-type="float" office:value="24580.408967298717" table:formula="of:=[.F36]+[.E34]" table:style-name="ce97">
            <text:p>24.580,41<text:s/></text:p>
          </table:table-cell>
          <table:table-cell table:style-name="ce98"/>
          <table:table-cell office:value-type="float" office:value="-7193.4364745427665" table:formula="of:=[.H34]+[.F33]-[.G33]" table:style-name="ce98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3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95">
            <text:p>1984,02<text:s/></text:p>
          </table:table-cell>
          <table:table-cell office:value-type="percentage" office:value="6.7033097053856627E-2" table:formula="of:=([.C34]/[.C37])-1" table:style-name="ce96">
            <text:p>6,70%</text:p>
          </table:table-cell>
          <table:table-cell office:value-type="float" office:value="1544.1891582162027" table:formula="of:=[.F36]*[.D34]" table:style-name="ce99">
            <text:p>1.544,19</text:p>
          </table:table-cell>
          <table:table-cell office:value-type="float" office:value="-1996.0948457531279" table:formula="of:=[.H35]*[.D34]" table:style-name="ce97">
            <text:p>-1.996,09<text:s/></text:p>
          </table:table-cell>
          <table:table-cell table:style-name="ce98"/>
          <table:table-cell office:value-type="float" office:value="-31773.845441841484" table:formula="of:=[.H35]+[.F34]-[.G34]" table:style-name="ce98">
            <text:p>-31.773,8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ödeme</text:p>
          </table:table-cell>
          <table:table-cell table:style-name="ce95"/>
          <table:table-cell table:style-name="ce96"/>
          <table:table-cell table:number-columns-repeated="2" table:style-name="ce97"/>
          <table:table-cell office:value-type="float" office:value="149188" table:style-name="ce98">
            <text:p>149.188,00</text:p>
          </table:table-cell>
          <table:table-cell office:value-type="float" office:value="-29777.750596088357" table:formula="of:=[.H36]+[.F35]-[.G35]" table:style-name="ce98">
            <text:p>-29.777,75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5/12 Ocak</text:p>
          </table:table-cell>
          <table:table-cell table:style-name="ce95"/>
          <table:table-cell table:style-name="ce96"/>
          <table:table-cell office:value-type="string" table:style-name="ce94">
            <text:p>kira tüfe farkı</text:p>
          </table:table-cell>
          <table:table-cell office:value-type="float" office:value="23036.219809082515" table:formula="of:=[.F42]+[.E37]" table:style-name="ce97">
            <text:p>23.036,22<text:s/></text:p>
          </table:table-cell>
          <table:table-cell table:style-name="ce98"/>
          <table:table-cell office:value-type="float" office:value="119410.24940391164" table:formula="of:=[.H37]+[.F36]-[.G36]" table:style-name="ce98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3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95">
            <text:p>1859,38<text:s/></text:p>
          </table:table-cell>
          <table:table-cell office:value-type="percentage" office:value="2.9272073069471327E-2" table:formula="of:=([.C37]/[.C43])-1" table:style-name="ce96">
            <text:p>2,93%</text:p>
          </table:table-cell>
          <table:table-cell office:value-type="float" office:value="655.14058638055815" table:formula="of:=[.F42]*[.D37]" table:style-name="ce99">
            <text:p>655,14</text:p>
          </table:table-cell>
          <table:table-cell office:value-type="float" office:value="2740.8376367254459" table:formula="of:=[.H38]*[.D37]" table:style-name="ce97">
            <text:p>2.740,84<text:s/></text:p>
          </table:table-cell>
          <table:table-cell table:style-name="ce98"/>
          <table:table-cell office:value-type="float" office:value="96374.029594829131" table:formula="of:=[.H38]+[.F37]-[.G37]" table:style-name="ce98">
            <text:p>96.374,03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noter ihtar masrafı</text:p>
          </table:table-cell>
          <table:table-cell table:style-name="ce95"/>
          <table:table-cell table:style-name="ce96"/>
          <table:table-cell table:style-name="ce97"/>
          <table:table-cell office:value-type="float" office:value="629.52" table:style-name="ce97">
            <text:p>629,52<text:s/></text:p>
          </table:table-cell>
          <table:table-cell table:style-name="ce98"/>
          <table:table-cell office:value-type="float" office:value="93633.191958103678" table:formula="of:=[.H39]+[.F38]-[.G38]" table:style-name="ce98">
            <text:p>93.633,19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ya masraf için yatan</text:p>
          </table:table-cell>
          <table:table-cell table:style-name="ce95"/>
          <table:table-cell table:style-name="ce96"/>
          <table:table-cell table:style-name="ce94"/>
          <table:table-cell office:value-type="float" office:value="200" table:style-name="ce97">
            <text:p>200,00<text:s/></text:p>
          </table:table-cell>
          <table:table-cell table:style-name="ce98"/>
          <table:table-cell office:value-type="float" office:value="93003.671958103674" table:formula="of:=[.H40]+[.F39]-[.G39]" table:style-name="ce98">
            <text:p>93.0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icra başvuru harcı</text:p>
          </table:table-cell>
          <table:table-cell table:style-name="ce95"/>
          <table:table-cell table:style-name="ce96"/>
          <table:table-cell table:style-name="ce94"/>
          <table:table-cell office:value-type="float" office:value="393.45" table:style-name="ce97">
            <text:p>393,45<text:s/></text:p>
          </table:table-cell>
          <table:table-cell table:style-name="ce98"/>
          <table:table-cell office:value-type="float" office:value="92803.671958103674" table:formula="of:=[.H41]+[.F40]-[.G40]" table:style-name="ce98">
            <text:p>92.803,67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avukat vekalet</text:p>
          </table:table-cell>
          <table:table-cell table:style-name="ce95"/>
          <table:table-cell table:style-name="ce96"/>
          <table:table-cell table:style-name="ce94"/>
          <table:table-cell office:value-type="float" office:value="1000" table:style-name="ce97">
            <text:p>1.000,00<text:s/></text:p>
          </table:table-cell>
          <table:table-cell table:style-name="ce98"/>
          <table:table-cell office:value-type="float" office:value="92410.221958103677" table:formula="of:=[.H42]+[.F41]-[.G41]" table:style-name="ce98">
            <text:p>92.410,2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2023-2024 - 4/12 Aralık</text:p>
          </table:table-cell>
          <table:table-cell table:style-name="ce95"/>
          <table:table-cell table:style-name="ce96"/>
          <table:table-cell table:style-name="ce94"/>
          <table:table-cell office:value-type="float" office:value="22381.079222701956" table:formula="of:=[.F45]+[.E43]" table:style-name="ce97">
            <text:p>22.381,08<text:s/></text:p>
          </table:table-cell>
          <table:table-cell table:style-name="ce98"/>
          <table:table-cell office:value-type="float" office:value="91410.221958103677" table:formula="of:=[.H43]+[.F42]-[.G42]" table:style-name="ce98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3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95">
            <text:p>1806,50<text:s/></text:p>
          </table:table-cell>
          <table:table-cell office:value-type="percentage" office:value="3.2810972437411046E-2" table:formula="of:=([.C43]/[.C46])-1" table:style-name="ce96">
            <text:p>3,28%</text:p>
          </table:table-cell>
          <table:table-cell office:value-type="float" office:value="711.01585197390864" table:formula="of:=[.F45]*[.D43]" table:style-name="ce99">
            <text:p>711,02</text:p>
          </table:table-cell>
          <table:table-cell office:value-type="float" office:value="2192.9601448019416" table:formula="of:=[.H44]*[.D43]" table:style-name="ce97">
            <text:p>2.192,96<text:s/></text:p>
          </table:table-cell>
          <table:table-cell table:style-name="ce98"/>
          <table:table-cell office:value-type="float" office:value="69029.142735401721" table:formula="of:=[.H44]+[.F43]-[.G43]" table:style-name="ce98">
            <text:p>69.029,14</text:p>
          </table:table-cell>
          <table:table-cell table:number-columns-repeated="16376"/>
        </table:table-row>
        <table:table-row table:style-name="ro4">
          <table:table-cell table:style-name="ce93"/>
          <table:table-cell table:style-name="ce53"/>
          <table:table-cell table:style-name="ce95"/>
          <table:table-cell table:style-name="ce96"/>
          <table:table-cell table:number-columns-repeated="2" table:style-name="ce97"/>
          <table:table-cell table:style-name="ce98"/>
          <table:table-cell office:value-type="float" office:value="66836.182590599783" table:formula="of:=[.H45]+[.F44]-[.G44]" table:style-name="ce98">
            <text:p>66.836,18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98">
            <text:p>2023-2024 - 3/12 Kasım</text:p>
          </table:table-cell>
          <table:table-cell table:style-name="ce95"/>
          <table:table-cell table:style-name="ce96"/>
          <table:table-cell table:style-name="ce94"/>
          <table:table-cell office:value-type="float" office:value="21670.063370728047" table:formula="of:=[.F51]+[.E46]" table:style-name="ce97">
            <text:p>21.670,06<text:s/></text:p>
          </table:table-cell>
          <table:table-cell table:style-name="ce98"/>
          <table:table-cell office:value-type="float" office:value="66836.182590599783" table:formula="of:=[.H46]+[.F45]-[.G45]" table:style-name="ce98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3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95">
            <text:p>1749,11<text:s/></text:p>
          </table:table-cell>
          <table:table-cell office:value-type="percentage" office:value="3.4339814551991532E-2" table:formula="of:=([.C46]/[.C52])-1" table:style-name="ce96">
            <text:p>3,43%</text:p>
          </table:table-cell>
          <table:table-cell office:value-type="float" office:value="719.44050399241485" table:formula="of:=[.F51]*[.D46]" table:style-name="ce99">
            <text:p>719,44</text:p>
          </table:table-cell>
          <table:table-cell office:value-type="float" office:value="1499.5034864004788" table:formula="of:=[.H47]*[.D46]" table:style-name="ce97">
            <text:p>1.499,50<text:s/></text:p>
          </table:table-cell>
          <table:table-cell table:style-name="ce98"/>
          <table:table-cell office:value-type="float" office:value="45166.11921987174" table:formula="of:=[.H47]+[.F46]-[.G46]" table:style-name="ce98">
            <text:p>45.166,12</text:p>
          </table:table-cell>
          <table:table-cell table:number-columns-repeated="16376"/>
        </table:table-row>
        <table:table-row table:style-name="ro4">
          <table:table-cell table:style-name="ce93"/>
          <table:table-cell office:value-type="string" table:style-name="ce53">
            <text:p>dv usulsüzlük cezası</text:p>
          </table:table-cell>
          <table:table-cell table:style-name="ce95"/>
          <table:table-cell table:style-name="ce96"/>
          <table:table-cell table:style-name="ce97"/>
          <table:table-cell office:value-type="float" office:value="52.5" table:style-name="ce97">
            <text:p>52,50<text:s/></text:p>
          </table:table-cell>
          <table:table-cell table:style-name="ce98"/>
          <table:table-cell office:value-type="float" office:value="43666.615733471263" table:formula="of:=[.H48]+[.F47]-[.G47]" table:style-name="ce98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3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95"/>
          <table:table-cell table:style-name="ce96"/>
          <table:table-cell table:style-name="ce94"/>
          <table:table-cell office:value-type="float" office:value="156.02000000000001" table:style-name="ce97">
            <text:p>156,02<text:s/></text:p>
          </table:table-cell>
          <table:table-cell table:style-name="ce98"/>
          <table:table-cell office:value-type="float" office:value="43614.115733471263" table:formula="of:=[.H49]+[.F48]-[.G48]" table:style-name="ce98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masraf avansı</text:p>
          </table:table-cell>
          <table:table-cell table:style-name="ce95"/>
          <table:table-cell table:style-name="ce96"/>
          <table:table-cell table:style-name="ce94"/>
          <table:table-cell office:value-type="float" office:value="87" table:style-name="ce97">
            <text:p>87,00<text:s/></text:p>
          </table:table-cell>
          <table:table-cell table:style-name="ce98"/>
          <table:table-cell office:value-type="float" office:value="43458.095733471266" table:formula="of:=[.H50]+[.F49]-[.G49]" table:style-name="ce98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3">
            <text:p>19.10.23</text:p>
          </table:table-cell>
          <table:table-cell office:value-type="string" table:style-name="ce53">
            <text:p>icra harç</text:p>
          </table:table-cell>
          <table:table-cell table:style-name="ce95"/>
          <table:table-cell table:style-name="ce96"/>
          <table:table-cell table:style-name="ce94"/>
          <table:table-cell office:value-type="float" office:value="1469.85" table:style-name="ce97">
            <text:p>1.469,85<text:s/></text:p>
          </table:table-cell>
          <table:table-cell table:style-name="ce98"/>
          <table:table-cell office:value-type="float" office:value="43371.095733471266" table:formula="of:=[.H51]+[.F50]-[.G50]" table:style-name="ce98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98">
            <text:p>2023-2024 - 2/12 Ekim</text:p>
          </table:table-cell>
          <table:table-cell table:style-name="ce95"/>
          <table:table-cell table:style-name="ce96"/>
          <table:table-cell table:style-name="ce94"/>
          <table:table-cell office:value-type="float" office:value="20950.622866735634" table:formula="of:=[.F54]+[.E52]" table:style-name="ce97">
            <text:p>20.950,62<text:s/></text:p>
          </table:table-cell>
          <table:table-cell table:style-name="ce98"/>
          <table:table-cell office:value-type="float" office:value="41901.245733471267" table:formula="of:=[.H52]+[.F51]-[.G51]" table:style-name="ce98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3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95">
            <text:p>1691,04<text:s/></text:p>
          </table:table-cell>
          <table:table-cell office:value-type="percentage" office:value="4.7531143336781767E-2" table:formula="of:=([.C52]/[.C53])-1" table:style-name="ce96">
            <text:p>4,75%</text:p>
          </table:table-cell>
          <table:table-cell office:value-type="float" office:value="950.6228667356354" table:formula="of:=[.F54]*[.D52]" table:style-name="ce99">
            <text:p>950,62</text:p>
          </table:table-cell>
          <table:table-cell office:value-type="float" office:value="950.6228667356354" table:formula="of:=[.H53]*[.D52]" table:style-name="ce97">
            <text:p>950,62<text:s/></text:p>
          </table:table-cell>
          <table:table-cell table:style-name="ce106"/>
          <table:table-cell office:value-type="float" office:value="20950.622866735634" table:formula="of:=[.H53]+[.F52]-[.G52]" table:style-name="ce98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95">
            <text:p>1614,31<text:s/></text:p>
          </table:table-cell>
          <table:table-cell table:style-name="ce96"/>
          <table:table-cell table:number-columns-repeated="2" table:style-name="ce97"/>
          <table:table-cell table:style-name="ce106"/>
          <table:table-cell office:value-type="float" office:value="20000" table:formula="of:=[.H54]+[.F53]-[.G53]" table:style-name="ce98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3">
            <text:p>30.08.23</text:p>
          </table:table-cell>
          <table:table-cell office:value-type="string" table:style-name="ce98">
            <text:p>2023-2024 - 1/12 Eylül</text:p>
          </table:table-cell>
          <table:table-cell table:style-name="ce95"/>
          <table:table-cell table:style-name="ce96"/>
          <table:table-cell table:style-name="ce94"/>
          <table:table-cell office:value-type="float" office:value="20000" table:style-name="ce97">
            <text:p>20.000,00<text:s/></text:p>
          </table:table-cell>
          <table:table-cell table:style-name="ce98"/>
          <table:table-cell office:value-type="float" office:value="20000" table:formula="of:=[.H55]+[.F54]-[.G54]" table:style-name="ce98">
            <text:p>20.000,00</text:p>
          </table:table-cell>
          <table:table-cell table:number-columns-repeated="16376"/>
        </table:table-row>
        <table:table-row table:number-rows-repeated="1048522" table:style-name="ro4">
          <table:table-cell table:number-columns-repeated="16384"/>
        </table:table-row>
      </table:table>
      <table:table table:name="Slnk" table:style-name="ta4">
        <table:table-column table:style-name="co24" table:default-cell-style-name="ce107"/>
        <table:table-column table:style-name="co25" table:default-cell-style-name="ce113"/>
        <table:table-column table:style-name="co26" table:default-cell-style-name="ce107"/>
        <table:table-column table:style-name="co16" table:default-cell-style-name="ce108"/>
        <table:table-column table:style-name="co27" table:default-cell-style-name="ce109"/>
        <table:table-column table:style-name="co28" table:default-cell-style-name="ce108"/>
        <table:table-column table:style-name="co29" table:default-cell-style-name="ce110"/>
        <table:table-column table:style-name="co6" table:number-columns-repeated="2" table:default-cell-style-name="ce111"/>
        <table:table-column table:style-name="co6" table:number-columns-repeated="3" table:default-cell-style-name="ce110"/>
        <table:table-column table:style-name="co6" table:number-columns-repeated="1007" table:default-cell-style-name="ce107"/>
        <table:table-column table:style-name="co6" table:number-columns-repeated="3" table:default-cell-style-name="ce112"/>
        <table:table-column table:style-name="co13" table:number-columns-repeated="15362" table:default-cell-style-name="ce112"/>
        <table:table-row table:style-name="ro7">
          <table:table-cell table:style-name="ce107"/>
          <table:table-cell office:value-type="float" office:value="2024" table:style-name="ce2">
            <text:p>2024</text:p>
          </table:table-cell>
          <table:table-cell table:style-name="ce107"/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07"/>
          <table:table-cell table:style-name="ce113"/>
          <table:table-cell office:value-type="string" table:style-name="ce113">
            <text:p>SELANİK DOĞUŞ 2024 HESAPLARI</text:p>
          </table:table-cell>
          <table:table-cell table:style-name="ce108"/>
          <table:table-cell table:style-name="ce109"/>
          <table:table-cell table:style-name="ce108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4"/>
          <table:table-cell table:style-name="ce115"/>
          <table:table-cell office:value-type="string" table:style-name="ce116">
            <text:p>Slnk-Ödeme</text:p>
          </table:table-cell>
          <table:table-cell office:value-type="string" table:style-name="ce109">
            <text:p>DĞŞ-Ödeme</text:p>
          </table:table-cell>
          <table:table-cell office:value-type="string" table:style-name="ce116">
            <text:p>BAKİYE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7"/>
          <table:table-cell office:value-type="string" table:style-name="ce118">
            <text:p>2023 den <text:s/>DEVİR DOĞUŞ ALACAKLI</text:p>
          </table:table-cell>
          <table:table-cell table:style-name="ce116"/>
          <table:table-cell office:value-type="float" office:value="67412.98" table:style-name="ce111">
            <text:p>67.412,98</text:p>
          </table:table-cell>
          <table:table-cell office:value-type="float" office:value="67412.98" table:formula="of:=[.E5]-[.D5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5"/>
          <table:table-cell table:style-name="ce120"/>
          <table:table-cell table:style-name="ce109"/>
          <table:table-cell office:value-type="float" office:value="67412.98" table:formula="of:=[.F5]+[.E6]-[.D6]" table:style-name="ce119">
            <text:p>67.41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15T00:00:00" table:style-name="ce113">
            <text:p>15.01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09"/>
          <table:table-cell office:value-type="float" office:value="63962.979999999996" table:formula="of:=[.F6]+[.E7]-[.D7]" table:style-name="ce119">
            <text:p>63.962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office:value-type="string" table:style-name="ce112">
            <text:p>krediye ödenen</text:p>
          </table:table-cell>
          <table:table-cell table:style-name="ce121"/>
          <table:table-cell office:value-type="float" office:value="3467" table:style-name="ce109">
            <text:p>3.467,00</text:p>
          </table:table-cell>
          <table:table-cell office:value-type="float" office:value="67429.98" table:formula="of:=[.F7]+[.E8]-[.D8]" table:style-name="ce119">
            <text:p>67.429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1-20T00:00:00" table:style-name="ce113">
            <text:p>20.01.24</text:p>
          </table:table-cell>
          <table:table-cell office:value-type="string" table:style-name="ce107">
            <text:p>pide 20-1-2024 e kadar</text:p>
          </table:table-cell>
          <table:table-cell table:style-name="ce108"/>
          <table:table-cell office:value-type="float" office:value="1324" table:style-name="ce109">
            <text:p>1.324,00</text:p>
          </table:table-cell>
          <table:table-cell office:value-type="float" office:value="68753.98" table:formula="of:=[.F8]+[.E9]-[.D9]" table:style-name="ce119">
            <text:p>68.753,98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pide 16-2-2024 e kadar</text:p>
          </table:table-cell>
          <table:table-cell table:style-name="ce108"/>
          <table:table-cell office:value-type="float" office:value="815.38" table:style-name="ce109">
            <text:p>815,38</text:p>
          </table:table-cell>
          <table:table-cell office:value-type="float" office:value="69569.36" table:formula="of:=[.F9]+[.E10]-[.D10]" table:style-name="ce119">
            <text:p>69.5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 için</text:p>
          </table:table-cell>
          <table:table-cell office:value-type="float" office:value="3400" table:style-name="ce108">
            <text:p>3.400,00</text:p>
          </table:table-cell>
          <table:table-cell table:style-name="ce109"/>
          <table:table-cell office:value-type="float" office:value="66169.36" table:formula="of:=[.F10]+[.E11]-[.D11]" table:style-name="ce119">
            <text:p>66.169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2-16T00:00:00" table:style-name="ce113">
            <text:p>16.02.24</text:p>
          </table:table-cell>
          <table:table-cell office:value-type="string" table:style-name="ce107">
            <text:p>krediye ödenen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9636.36" table:formula="of:=[.F11]+[.E12]-[.D12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12">
            <text:p>kredi için</text:p>
          </table:table-cell>
          <table:table-cell office:value-type="float" office:value="3450" table:style-name="ce121">
            <text:p>3450</text:p>
          </table:table-cell>
          <table:table-cell table:style-name="ce122"/>
          <table:table-cell office:value-type="float" office:value="66186.36" table:formula="of:=[.F12]+[.E13]-[.D13]" table:style-name="ce119">
            <text:p>66.18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15T00:00:00" table:style-name="ce113">
            <text:p>15.03.24</text:p>
          </table:table-cell>
          <table:table-cell office:value-type="string" table:style-name="ce121">
            <text:p>krediye ödenen peri havale</text:p>
          </table:table-cell>
          <table:table-cell table:style-name="ce121"/>
          <table:table-cell office:value-type="float" office:value="3450" table:style-name="ce122">
            <text:p>3.450,</text:p>
          </table:table-cell>
          <table:table-cell office:value-type="float" office:value="69636.36" table:formula="of:=[.F13]+[.E14]-[.D14]" table:style-name="ce119">
            <text:p>69.636,36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5T00:00:00" table:style-name="ce123">
            <text:p>25.03.24</text:p>
          </table:table-cell>
          <table:table-cell office:value-type="string" table:style-name="ce112">
            <text:p>pide 25-3-2024 e kadar</text:p>
          </table:table-cell>
          <table:table-cell table:style-name="ce121"/>
          <table:table-cell office:value-type="float" office:value="686.95" table:style-name="ce122">
            <text:p>686,95</text:p>
          </table:table-cell>
          <table:table-cell office:value-type="float" office:value="70323.31" table:formula="of:=[.F14]+[.E15]-[.D15]" table:style-name="ce119">
            <text:p>70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3-26T00:00:00" table:style-name="ce113">
            <text:p>26.03.24</text:p>
          </table:table-cell>
          <table:table-cell office:value-type="string" table:style-name="ce107">
            <text:p>silim makinesi için motrcudan alınan</text:p>
          </table:table-cell>
          <table:table-cell office:value-type="float" office:value="1000" table:style-name="ce108">
            <text:p>1.000,00</text:p>
          </table:table-cell>
          <table:table-cell table:style-name="ce109"/>
          <table:table-cell office:value-type="float" office:value="69323.31" table:formula="of:=[.F15]+[.E16]-[.D16]" table:style-name="ce119">
            <text:p>69.323,31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maliye usulsüzlük ceza ödemesi banka kartından<text:s/></text:p>
          </table:table-cell>
          <table:table-cell office:value-type="float" office:value="103.12" table:style-name="ce108">
            <text:p>103,12</text:p>
          </table:table-cell>
          <table:table-cell table:style-name="ce109"/>
          <table:table-cell office:value-type="float" office:value="69220.19" table:formula="of:=[.F16]+[.E17]-[.D17]" table:style-name="ce119">
            <text:p>69.220,19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2T00:00:00" table:style-name="ce113">
            <text:p>02.04.24</text:p>
          </table:table-cell>
          <table:table-cell office:value-type="string" table:style-name="ce107">
            <text:p>alumba YGV ali balcı kartı ile ödeme</text:p>
          </table:table-cell>
          <table:table-cell office:value-type="float" office:value="2273.0700000000002" table:style-name="ce108">
            <text:p>2.273,07</text:p>
          </table:table-cell>
          <table:table-cell table:style-name="ce109"/>
          <table:table-cell office:value-type="float" office:value="66947.12" table:formula="of:=[.F17]+[.E18]-[.D18]" table:style-name="ce119">
            <text:p>66.9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08T00:00:00" table:style-name="ce113">
            <text:p>08.04.24</text:p>
          </table:table-cell>
          <table:table-cell office:value-type="string" table:style-name="ce107">
            <text:p>kredi için<text:s/></text:p>
          </table:table-cell>
          <table:table-cell office:value-type="float" office:value="2500" table:style-name="ce108">
            <text:p>2.500,00</text:p>
          </table:table-cell>
          <table:table-cell table:style-name="ce109"/>
          <table:table-cell office:value-type="float" office:value="64447.119999999995" table:formula="of:=[.F18]+[.E19]-[.D19]" table:style-name="ce119">
            <text:p>64.447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07">
            <text:p>kredi için pervine işten havale</text:p>
          </table:table-cell>
          <table:table-cell table:style-name="ce108"/>
          <table:table-cell office:value-type="float" office:value="3467" table:style-name="ce109">
            <text:p>3.467,00</text:p>
          </table:table-cell>
          <table:table-cell office:value-type="float" office:value="67914.12" table:formula="of:=[.F19]+[.E20]-[.D20]" table:style-name="ce119">
            <text:p>67.91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15T00:00:00" table:style-name="ce113">
            <text:p>15.04.24</text:p>
          </table:table-cell>
          <table:table-cell office:value-type="string" table:style-name="ce112">
            <text:p>et-soğan 1/2 kg et 240 dnzkk + 1/2 kg soğan 20 nkt = <text:s/>9 pide</text:p>
          </table:table-cell>
          <table:table-cell table:style-name="ce121"/>
          <table:table-cell office:value-type="float" office:value="260" table:style-name="ce124">
            <text:p>260,00</text:p>
          </table:table-cell>
          <table:table-cell office:value-type="float" office:value="68174.12" table:formula="of:=[.F20]+[.E21]-[.D21]" table:style-name="ce119">
            <text:p>68.174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0T00:00:00" table:style-name="ce113">
            <text:p>20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59" table:style-name="ce124">
            <text:p>259,00</text:p>
          </table:table-cell>
          <table:table-cell office:value-type="float" office:value="68433.119999999995" table:formula="of:=[.F21]+[.E22]-[.D22]" table:style-name="ce119">
            <text:p>68.433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3T00:00:00" table:style-name="ce113">
            <text:p>23.04.24</text:p>
          </table:table-cell>
          <table:table-cell office:value-type="string" table:style-name="ce112">
            <text:p>pide</text:p>
          </table:table-cell>
          <table:table-cell table:style-name="ce121"/>
          <table:table-cell office:value-type="float" office:value="265" table:style-name="ce124">
            <text:p>265,00</text:p>
          </table:table-cell>
          <table:table-cell office:value-type="float" office:value="68698.12" table:formula="of:=[.F22]+[.E23]-[.D23]" table:style-name="ce119">
            <text:p>68.69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29T00:00:00" table:style-name="ce113">
            <text:p>29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8968.12" table:formula="of:=[.F23]+[.E24]-[.D24]" table:style-name="ce119">
            <text:p>68.96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4-30T00:00:00" table:style-name="ce113">
            <text:p>30.04.24</text:p>
          </table:table-cell>
          <table:table-cell office:value-type="string" table:style-name="ce107">
            <text:p>pide</text:p>
          </table:table-cell>
          <table:table-cell table:style-name="ce108"/>
          <table:table-cell office:value-type="float" office:value="270" table:style-name="ce109">
            <text:p>270,00</text:p>
          </table:table-cell>
          <table:table-cell office:value-type="float" office:value="69238.12" table:formula="of:=[.F24]+[.E25]-[.D25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5]+[.E26]-[.D26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office:value-type="float" office:value="69238.12" table:formula="of:=[.F26]+[.E27]-[.D27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5-15T00:00:00" table:style-name="ce113">
            <text:p>15.05.24</text:p>
          </table:table-cell>
          <table:table-cell office:value-type="string" table:style-name="ce107">
            <text:p>ali balcı krediyi direk pervin hesaba yatırmış - bakü-kıbrıs</text:p>
          </table:table-cell>
          <table:table-cell table:style-name="ce108"/>
          <table:table-cell table:style-name="ce109"/>
          <table:table-cell office:value-type="float" office:value="69238.12" table:formula="of:=[.F27]+[.E28]-[.D28]" table:style-name="ce119">
            <text:p>69.23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ali balcıdan kredi için</text:p>
          </table:table-cell>
          <table:table-cell office:value-type="float" office:value="3450" table:style-name="ce121">
            <text:p>3450</text:p>
          </table:table-cell>
          <table:table-cell table:style-name="ce125"/>
          <table:table-cell office:value-type="float" office:value="65788.12" table:formula="of:=[.F28]+[.E29]-[.D29]" table:style-name="ce119">
            <text:p>65.788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office:value-type="date" office:date-value="2024-06-13T00:00:00" table:style-name="ce113">
            <text:p>13.06.24</text:p>
          </table:table-cell>
          <table:table-cell office:value-type="string" table:style-name="ce112">
            <text:p>pervin ziraat 5004 e havale kredi için 3450</text:p>
          </table:table-cell>
          <table:table-cell table:style-name="ce121"/>
          <table:table-cell office:value-type="float" office:value="3467" table:style-name="ce126">
            <text:p>3467</text:p>
          </table:table-cell>
          <table:table-cell office:value-type="float" office:value="69255.12" table:formula="of:=[.F29]+[.E30]-[.D30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6"/>
          <table:table-cell office:value-type="float" office:value="69255.12" table:formula="of:=[.F30]+[.E31]-[.D31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5"/>
          <table:table-cell office:value-type="float" office:value="69255.12" table:formula="of:=[.F31]+[.E32]-[.D32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26"/>
          <table:table-cell office:value-type="float" office:value="69255.12" table:formula="of:=[.F32]+[.E33]-[.D33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27"/>
          <table:table-cell table:style-name="ce121"/>
          <table:table-cell table:style-name="ce128"/>
          <table:table-cell office:value-type="float" office:value="69255.12" table:formula="of:=[.F33]+[.E34]-[.D34]" table:style-name="ce119">
            <text:p>69.255,12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27"/>
          <table:table-cell table:style-name="ce121"/>
          <table:table-cell table:style-name="ce128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28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21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12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20"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29"/>
          <table:table-cell office:value-type="string" table:style-name="ce130">
            <text:p>Yıl içi Toplamı Selanik Borçlu</text:p>
          </table:table-cell>
          <table:table-cell office:value-type="float" office:value="19626.190000000002" table:formula="of:=SUM([.D7:.D58])" table:style-name="ce131">
            <text:p>19.626,19</text:p>
          </table:table-cell>
          <table:table-cell office:value-type="float" office:value="21468.33" table:formula="of:=SUM([.E7:.E57])" table:style-name="ce131">
            <text:p>21.468,33</text:p>
          </table:table-cell>
          <table:table-cell office:value-type="float" office:value="1842.1399999999994" table:formula="of:=[.E60]-[.D60]" table:style-name="ce132">
            <text:p>1.842,14</text:p>
          </table:table-cell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style-name="ro8">
          <table:table-cell table:style-name="ce107"/>
          <table:table-cell table:style-name="ce113"/>
          <table:table-cell table:style-name="ce107"/>
          <table:table-cell table:style-name="ce108"/>
          <table:table-cell table:style-name="ce109"/>
          <table:table-cell table:style-name="ce119"/>
          <table:table-cell table:style-name="ce110"/>
          <table:table-cell table:number-columns-repeated="2" table:style-name="ce111"/>
          <table:table-cell table:number-columns-repeated="3" table:style-name="ce110"/>
          <table:table-cell table:number-columns-repeated="1007" table:style-name="ce10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tr" number:country="TR">
      <number:number number:decimal-places="2" number:min-integer-digits="1" number:grouping="true"/>
    </number:number-style>
    <number:number-style style:name="N39P0">
      <number:number number:decimal-places="2" number:min-integer-digits="1"/>
      <number:text> </number:text>
    </number:number-style>
    <number:number-style style:name="N39">
      <style:text-properties fo:color="#FF0000"/>
      <number:text>-</number:text>
      <number:number number:decimal-places="2" number:min-integer-digits="1"/>
      <number:text> </number:text>
      <style:map style:condition="value()&gt;=0" style:apply-style-name="N39P0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0P0"/>
    </number:number-style>
    <number:number-style style:name="N41" number:language="en" number:country="US">
      <number:number number: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2" number:min-integer-digits="1" number:grouping="true"/>
    </number:number-style>
    <number:number-style style:name="N43">
      <style:text-properties fo:color="#FF0000"/>
      <number:text>-</number:text>
      <number:number number:decimal-places="2" number:min-integer-digits="1" number:grouping="true"/>
      <style:map style:condition="value()&gt;=0" style:apply-style-name="N43P0"/>
    </number:number-style>
    <number:number-style style:name="N44P0" number:language="tr" number:country="TR">
      <number:number number:decimal-places="2" number:min-integer-digits="1" number:grouping="true"/>
    </number:number-style>
    <number:number-style style:name="N44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number number:decimal-places="2" number:min-integer-digits="1" number:grouping="true"/>
      <style:map style:condition="value()&gt;=0" style:apply-style-name="N46P0"/>
    </number:number-style>
    <number:date-style style:name="N47P0">
      <number:day number:style="long"/>
      <number:text>.</number:text>
      <number:month number:style="long"/>
      <number:text>.</number:text>
      <number:year/>
    </number:date-style>
    <number:text-style style:name="N47">
      <number:text-content/>
      <style:map style:condition="value()&gt;=0" style:apply-style-name="N47P0"/>
    </number:text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integer-digits="1" number:grouping="true" number:decimal-replacement=""/>
    </number:number-style>
    <number:percentage-style style:name="N50" number:language="en" number:country="US">
      <number:number number:decimal-places="2" number:min-integer-digits="1"/>
      <number:text>%</number:text>
    </number:percentage-style>
    <number:date-style style:name="N5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2" number:language="en" number:country="US">
      <number:month number:style="long"/>
      <number:text>.</number:text>
      <number:day number:style="long"/>
      <number:text>.</number:text>
      <number:year/>
    </number:date-style>
    <number:date-style style:name="N53">
      <number:day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Sayfa 1+000✠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Sayfa 1+000✠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Ali</dc:creator>
    <meta:creation-date>2019-12-25T12:06:09Z</meta:creation-date>
    <dc:date>2024-10-08T14:04:31Z</dc:date>
    <meta:print-date>2024-10-03T10:34:56Z</meta:print-date>
    <meta:editing-cycles>163</meta:editing-cycles>
    <meta:editing-duration>PT44684S</meta:editing-duration>
  </office:meta>
</office:document-meta>
</file>